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ccda1" officeooo:paragraph-rsid="000ccda1"/>
    </style:style>
    <style:style style:name="P2" style:family="paragraph" style:parent-style-name="Preformatted_20_Text">
      <style:paragraph-properties fo:text-align="center" style:justify-single-word="false"/>
      <style:text-properties fo:font-size="16pt" officeooo:rsid="000ccda1" officeooo:paragraph-rsid="000ccda1" style:font-size-asian="16pt" style:font-size-complex="16pt"/>
    </style:style>
    <style:style style:name="P3" style:family="paragraph" style:parent-style-name="Preformatted_20_Text">
      <style:paragraph-properties fo:text-align="center" style:justify-single-word="false"/>
      <style:text-properties fo:font-size="24pt" officeooo:rsid="000ccda1" officeooo:paragraph-rsid="000ccda1" style:font-size-asian="24pt" style:font-size-complex="24pt"/>
    </style:style>
    <style:style style:name="P4" style:family="paragraph" style:parent-style-name="Preformatted_20_Text">
      <style:paragraph-properties fo:text-align="justify" style:justify-single-word="false"/>
      <style:text-properties fo:font-size="10pt" officeooo:rsid="000ccda1" officeooo:paragraph-rsid="000ccda1" style:font-size-asian="8.75pt" style:font-size-complex="10pt"/>
    </style:style>
    <style:style style:name="P5" style:family="paragraph" style:parent-style-name="Preformatted_20_Text">
      <style:paragraph-properties fo:text-align="justify" style:justify-single-word="false"/>
      <style:text-properties fo:font-size="10pt" fo:font-style="italic" fo:font-weight="bold" officeooo:rsid="000eb950" officeooo:paragraph-rsid="000eb950" style:font-size-asian="8.75pt" style:font-style-asian="italic" style:font-weight-asian="bold" style:font-size-complex="10pt" style:font-style-complex="italic" style:font-weight-complex="bold"/>
    </style:style>
    <style:style style:name="P6" style:family="paragraph" style:parent-style-name="Preformatted_20_Text">
      <style:paragraph-properties fo:text-align="justify" style:justify-single-word="false"/>
      <style:text-properties fo:font-size="10pt" fo:font-style="normal" fo:font-weight="bold" officeooo:rsid="000d2a37" officeooo:paragraph-rsid="000d2a37" style:font-size-asian="8.75pt" style:font-style-asian="normal" style:font-weight-asian="bold" style:font-size-complex="10pt" style:font-style-complex="normal" style:font-weight-complex="bold"/>
    </style:style>
    <style:style style:name="P7" style:family="paragraph" style:parent-style-name="Preformatted_20_Text">
      <style:paragraph-properties fo:text-align="justify" style:justify-single-word="false"/>
      <style:text-properties fo:font-size="10pt" fo:font-style="normal" fo:font-weight="bold" officeooo:rsid="000da19e" officeooo:paragraph-rsid="000da19e" style:font-size-asian="8.75pt" style:font-style-asian="normal" style:font-weight-asian="bold" style:font-size-complex="10pt" style:font-style-complex="normal" style:font-weight-complex="bold"/>
    </style:style>
    <style:style style:name="P8" style:family="paragraph" style:parent-style-name="Preformatted_20_Text">
      <style:paragraph-properties fo:text-align="justify" style:justify-single-word="false"/>
      <style:text-properties fo:font-size="10pt" fo:font-style="normal" fo:font-weight="bold" officeooo:rsid="000da19e" officeooo:paragraph-rsid="000eb950" style:font-size-asian="8.75pt" style:font-style-asian="normal" style:font-weight-asian="bold" style:font-size-complex="10pt" style:font-style-complex="normal" style:font-weight-complex="bold"/>
    </style:style>
    <style:style style:name="P9" style:family="paragraph" style:parent-style-name="Preformatted_20_Text">
      <style:paragraph-properties fo:text-align="justify" style:justify-single-word="false"/>
      <style:text-properties fo:font-size="10pt" fo:font-style="normal" fo:font-weight="bold" officeooo:rsid="000f8351" officeooo:paragraph-rsid="000f8351" style:font-size-asian="8.75pt" style:font-style-asian="normal" style:font-weight-asian="bold" style:font-size-complex="10pt" style:font-style-complex="normal" style:font-weight-complex="bold"/>
    </style:style>
    <style:style style:name="P10" style:family="paragraph" style:parent-style-name="Preformatted_20_Text">
      <style:paragraph-properties fo:text-align="justify" style:justify-single-word="false"/>
      <style:text-properties fo:font-size="10pt" fo:font-style="normal" fo:font-weight="bold" officeooo:rsid="00115b3f" officeooo:paragraph-rsid="00115b3f" style:font-size-asian="8.75pt" style:font-style-asian="normal" style:font-weight-asian="bold" style:font-size-complex="10pt" style:font-style-complex="normal" style:font-weight-complex="bold"/>
    </style:style>
    <style:style style:name="P11" style:family="paragraph" style:parent-style-name="Preformatted_20_Text">
      <style:paragraph-properties fo:text-align="justify" style:justify-single-word="false"/>
      <style:text-properties fo:font-size="10pt" fo:font-style="normal" fo:font-weight="bold" officeooo:rsid="0011a299" officeooo:paragraph-rsid="0011a299" style:font-size-asian="8.75pt" style:font-style-asian="normal" style:font-weight-asian="bold" style:font-size-complex="10pt" style:font-style-complex="normal" style:font-weight-complex="bold"/>
    </style:style>
    <style:style style:name="P12" style:family="paragraph" style:parent-style-name="Preformatted_20_Text">
      <style:paragraph-properties fo:text-align="justify" style:justify-single-word="false"/>
      <style:text-properties fo:font-size="10pt" fo:font-style="normal" fo:font-weight="bold" officeooo:rsid="00129fbb" officeooo:paragraph-rsid="00129fbb" style:font-size-asian="8.75pt" style:font-style-asian="normal" style:font-weight-asian="bold" style:font-size-complex="10pt" style:font-style-complex="normal" style:font-weight-complex="bold"/>
    </style:style>
    <style:style style:name="P13" style:family="paragraph" style:parent-style-name="Preformatted_20_Text">
      <style:paragraph-properties fo:text-align="justify" style:justify-single-word="false"/>
      <style:text-properties fo:font-size="10pt" fo:font-style="normal" fo:font-weight="bold" officeooo:rsid="0012f9c7" officeooo:paragraph-rsid="0012f9c7" style:font-size-asian="8.75pt" style:font-style-asian="normal" style:font-weight-asian="bold" style:font-size-complex="10pt" style:font-style-complex="normal" style:font-weight-complex="bold"/>
    </style:style>
    <style:style style:name="P14" style:family="paragraph" style:parent-style-name="Preformatted_20_Text">
      <style:paragraph-properties fo:text-align="justify" style:justify-single-word="false"/>
      <style:text-properties fo:font-size="10pt" fo:font-style="normal" fo:font-weight="bold" officeooo:rsid="0013ab18" officeooo:paragraph-rsid="0013ab18" style:font-size-asian="8.75pt" style:font-style-asian="normal" style:font-weight-asian="bold" style:font-size-complex="10pt" style:font-style-complex="normal" style:font-weight-complex="bold"/>
    </style:style>
    <style:style style:name="P15" style:family="paragraph" style:parent-style-name="Preformatted_20_Text">
      <style:paragraph-properties fo:text-align="justify" style:justify-single-word="false"/>
      <style:text-properties fo:font-size="10pt" fo:font-style="normal" fo:font-weight="bold" officeooo:rsid="00150a66" officeooo:paragraph-rsid="00150a66" style:font-size-asian="8.75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eb950" style:font-weight-asian="normal" style:font-weight-complex="normal"/>
    </style:style>
    <style:style style:name="T3" style:family="text">
      <style:text-properties fo:font-weight="normal" officeooo:rsid="00121c34" style:font-weight-asian="normal" style:font-weight-complex="normal"/>
    </style:style>
    <style:style style:name="T4" style:family="text">
      <style:text-properties fo:font-style="italic" fo:font-weight="normal" officeooo:rsid="000eb950"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eboeuf Benoit</text:p>
      <text:p text:style-name="P1">Robin Morgan</text:p>
      <text:p text:style-name="P1">FIG2A – Télécom Bretagne</text:p>
      <text:p text:style-name="P1">INF413 – Automne 2015</text:p>
      <text:p text:style-name="P1"/>
      <text:p text:style-name="P1"/>
      <text:p text:style-name="P1"/>
      <text:p text:style-name="P3">TP K-MEANS</text:p>
      <text:p text:style-name="P2"/>
      <text:p text:style-name="P2">Rapport</text:p>
      <text:p text:style-name="P2"/>
      <text:p text:style-name="P2"/>
      <text:p text:style-name="P4"/>
      <text:p text:style-name="P4"/>
      <text:p text:style-name="P6">Introduction</text:p>
      <text:p text:style-name="P6"><text:span text:style-name="T1"/></text:p>
      <text:p text:style-name="P8"><text:span text:style-name="T1">L'algorithme des k-means est un algorithme assez simple de clustering (regroupement, classification). L'idée est la suivante : créer des groupes de points, calculer leurs barycentres, rééquilibrer les groupes en affectant les points au groupe dont le centre est le plus proche, recalculer les barycentres et réitérer jusqu'à ce que le système soit stable. </text:span><text:span text:style-name="T2">Pour plus d'informations, nous vous invitons à lire l'article </text:span><text:span text:style-name="T4">An Efficient k-Means Clustering Algorithm:</text:span></text:p>
      <text:p text:style-name="P5"><text:span text:style-name="T1">Analysis and Implementation</text:span><text:span text:style-name="T5"> de Tapas Kanungo, David M. Mount, Nathan S. Netanyahu, Christine D. Piatko, Ruth Silverman, et Angela Y. Wu.</text:span></text:p>
      <text:p text:style-name="P7"><text:span text:style-name="T1"/></text:p>
      <text:p text:style-name="P6"><text:span text:style-name="T1"/></text:p>
      <text:p text:style-name="P6">Implémentation</text:p>
      <text:p text:style-name="P6"><text:span text:style-name="T1"/></text:p>
      <text:p text:style-name="P9"><text:span text:style-name="T1">Cet algorithme a été implémenté en python 3 avec une compatibilité pour python 2. Le fichier est découpé en six parties : la définition des classes point et group, la définition de différentes normes, l'initialisation, les instructions à répéter, quelques tests et enfin le programme principal (main).</text:span></text:p>
      <text:p text:style-name="P9"><text:span text:style-name="T1">Afin de manipuler au mieux les objets, nous avons décidé de créer deux classes : point et group. Un point est défini par un identifiant (numéro), une liste de coordonnées dans un espace de dimension n (n étant un entier naturel non nul) et enfin une chaîne de caractère caractéristique. Quelques méthodes de classes ont été ajoutées, notamment pour tester l'égalité entre deux points. De même, un groupe est défini par un identifiant (numéro), son centre (classiquement son isobarycentre) et une liste des points le constituant. Quelques méthodes de classes ont aussi été ajoutées, notamment pour ajouter ou retirer un point d'un groupe.</text:span></text:p>
      <text:p text:style-name="P10"><text:span text:style-name="T1">Différentes normes ont été codées : la norme euclidienne (norme 2), la norme dite de Manhattan (norme 1) ou encore la norme dite sup' (norme infinie). La possibilité de choisir la norme peut permettre de comparer les performances en terme de temps de calcul et de composition des groupes.</text:span></text:p>
      <text:p text:style-name="P10"><text:span text:style-name="T1">Le programme principal (main) est en fait assez simple. On commence par charger le fichier 'data.txt' qui contient des données sur la taille de différentes parties de fleurs d'iris au sein d'un massif. Un point est alors créé pour chaque fleur présente dans le fichier. On demande alors le nombre de groupes à créer à l'utilisateur. Si l'utilisateur rentre un nombre qui n'est pas un entier compris entre 1 et le nombre de fleurs, la question est de nouveau posée. L'initialisation peut alors commencer et on crée le nombre demandé de groupes en prenant des centres au hasard parmi les points existants. Les groupes ne sont alors définis que par leur identifiant et leur centre. On demande alors à l'utilisateur la norme </text:span><text:soft-page-break/><text:span text:style-name="T1">qu'il souhaite utiliser. Si l'utilisateur ne rentre ni 'Euclidean', ni 'Manhattan', ni 'Sup', la question est de nouveau posée. Une fois la norme choisie, le processus itératif peut débuter.</text:span></text:p>
      <text:p text:style-name="P11"><text:span text:style-name="T1">Tant que le système n'est pas stable, c'est-à-dire tant que la constitution des groupes n'est pas fixe, c'est-à-dire tant que les centres ne sont pas constant, on va chercher à optimiser les groupes. Pour cela, </text:span><text:span text:style-name="T3">on commence par optimiser les groupes. Cette action consiste à calculer la distance, pour chaque point, la distance entre ce point et chacun des centres à l'aide de la norme choisie. Chaque point est alors affecté au groupe dont il est le plus près du centre et retiré du groupe précédent si c'est nécessaire. Une fois la composition des groupes changée, il convient de recalculer les centres. On utilise pour cela un simple calcul d'isobarycentre, puis nous attribuons comme centre à chaque groupe le point le plus proche du barycentre. Ces deux opérations sont répétées tant que le système n'est pas stable, donc tant que le calcul des centres produit un résultat différent du résultat précédent.</text:span></text:p>
      <text:p text:style-name="P12"><text:span text:style-name="T1">Enfin, les groupes et leur composition sont affichés et deux tests sont réalisés. Le premier vérifie que toutes les fleurs au sein d'un même groupe sont bien de la même espèce, le deuxième vérifie que les normes définies plus haut se comportent de manière cohérentes (résultat numérique, axiome de séparation, positivité et inégalité triangulaire sur quelques exemples).</text:span></text:p>
      <text:p text:style-name="P9"><text:span text:style-name="T1"/></text:p>
      <text:p text:style-name="P9"><text:span text:style-name="T1"/></text:p>
      <text:p text:style-name="P6">Résultats</text:p>
      <text:p text:style-name="P6"><text:span text:style-name="T1"/></text:p>
      <text:p text:style-name="P13"><text:span text:style-name="T1">Le programme ainsi implémenté génère rapidement l'ensemble des groupes voulus. Les différentes normes produisent des groupes à la composition un peu différentes, mais ne produisent pas de différences de temps de calcul notables. Il n'y a donc pas de raison particulière de préférer une norme à une autre. On peut cependant supposer que la norme euclidienne est la norme la plus apropriée des trois car elle tient assez bien compte de l'écartement d'un point au centre par rapport à l'ensemble des composantes (ce qui n'est pas du tout le cas de la norme sup' par exemple).</text:span></text:p>
      <text:p text:style-name="P13"><text:span text:style-name="T1">Nous avons en revanche remarqué une légère variation dans la composition des groupes lorsque le programme est lancé plusieurs fois d'affilé. Cela est probablement du au choix des centres initiaux et à la condition d'arrêt qui est peut-être un peu trop permissive (en effet, il suffit que les centres soient stables après une optimisation pour que la boucle s'arrête, or nous pourrions très bien avoir un système dans lequel le changement de l'ensemble des points des groupes se compensent elles-même, de sorte que les centres restent identiques).</text:span></text:p>
      <text:p text:style-name="P14"><text:span text:style-name="T1">Par ailleurs, tous les groupes ne comportent pas que des fleurs de la même espèce. En effet, les iris versicolor et virginica se mélangent de manière assez conséquente. Cela est peut-être tout simplement du à une similarité des espèces et non au programme. Cependant, n'ayant pas de connaissances avancées en botanique, nous n'avons pu trancher.</text:span></text:p>
      <text:p text:style-name="P6"><text:span text:style-name="T1"/></text:p>
      <text:p text:style-name="P6"><text:span text:style-name="T1"/></text:p>
      <text:p text:style-name="P6">Conclusion</text:p>
      <text:p text:style-name="P6"><text:span text:style-name="T1"/></text:p>
      <text:p text:style-name="P14"><text:span text:style-name="T1">Cet algorithme basique de clustering et son implémentation en python donne globalement de bons résultats. Ces résultats pourraient cependant être améliorés, notamment en choisissant intelligemment les premiers centres. On pourrait par exemple imaginer une pondération de chaque point en fonction de ses voisins et en déduire les meilleurs candidats pour être des centres de groupes, limitant ainsi drastiquement les itérations du programme.</text:span></text:p>
      <text:p text:style-name="P14"><text:span text:style-name="T1">Par ailleurs, une autre amélioration possible serait de déterminer automatiquement le nombre optimal de groupes à réaliser.</text:span></text:p>
      <text:p text:style-name="P15"><text:span text:style-name="T1">Par ailleurs, les résultats obtenus avec notre implémentation semblent suggérer que la condition d'arrêt et à rendre plus stric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2T22:17:33.664677440</dc:date>
    <meta:editing-duration>PT51M20S</meta:editing-duration>
    <meta:editing-cycles>12</meta:editing-cycles>
    <meta:generator>LibreOffice/5.0.2.2$Linux_X86_64 LibreOffice_project/00m0$Build-2</meta:generator>
    <meta:document-statistic meta:table-count="0" meta:image-count="0" meta:object-count="0" meta:page-count="2" meta:paragraph-count="24" meta:word-count="999" meta:character-count="6304" meta:non-whitespace-character-count="5327"/>
  </office:meta>
</office:document-meta>
</file>